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1b6f" officeooo:paragraph-rsid="00091b6f"/>
    </style:style>
    <style:style style:name="P2" style:family="paragraph" style:parent-style-name="Standard">
      <style:text-properties officeooo:rsid="00091b6f" officeooo:paragraph-rsid="00091b6f"/>
    </style:style>
    <style:style style:name="P3" style:family="paragraph" style:parent-style-name="Standard">
      <style:text-properties officeooo:rsid="000abe36" officeooo:paragraph-rsid="000abe36"/>
    </style:style>
    <style:style style:name="T1" style:family="text">
      <style:text-properties officeooo:rsid="000abe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c programs:</text:p>
      <text:p text:style-name="P1">Performing addition or subtraction or multiplication by selecting optons 1, 2 or 3 by the user</text:p>
      <text:p text:style-name="Standard"/>
      <text:p text:style-name="Standard">#include &lt;stdio.h&gt;</text:p>
      <text:p text:style-name="Standard">#include &lt;conio.h&gt;</text:p>
      <text:p text:style-name="Standard"/>
      <text:p text:style-name="Standard">int main()</text:p>
      <text:p text:style-name="Standard">{</text:p>
      <text:p text:style-name="Standard"><text:s text:c="4"/>int X,Y,option;</text:p>
      <text:p text:style-name="Standard"><text:s text:c="4"/>int add,sub,mul;</text:p>
      <text:p text:style-name="Standard"><text:s text:c="4"/>printf("enter two numbers");</text:p>
      <text:p text:style-name="Standard"><text:s text:c="4"/>scanf("%d%d",&amp;X,&amp;Y);</text:p>
      <text:p text:style-name="Standard"><text:s text:c="4"/>add=X+Y;</text:p>
      <text:p text:style-name="Standard"><text:s text:c="4"/>sub=X-Y;</text:p>
      <text:p text:style-name="Standard"><text:s text:c="4"/>mul=X*Y;</text:p>
      <text:p text:style-name="Standard"><text:s text:c="4"/></text:p>
      <text:p text:style-name="Standard"><text:s text:c="4"/>printf("Select any of the numbers for the required operation.1.ADDITION 2.SUBTRACTION 3.MULTIPLICATION");</text:p>
      <text:p text:style-name="Standard"><text:s text:c="4"/>scanf("%d",&amp;option);</text:p>
      <text:p text:style-name="Standard"><text:s text:c="4"/>switch(option)</text:p>
      <text:p text:style-name="Standard"><text:s text:c="4"/>{</text:p>
      <text:p text:style-name="Standard"><text:s text:c="8"/>case 1:</text:p>
      <text:p text:style-name="Standard"><text:s text:c="8"/>printf("result is %d",add);</text:p>
      <text:p text:style-name="Standard"><text:s text:c="8"/>break;</text:p>
      <text:p text:style-name="Standard"><text:s text:c="8"/></text:p>
      <text:p text:style-name="Standard"><text:s text:c="8"/>case 2:</text:p>
      <text:p text:style-name="Standard"><text:s text:c="4"/>printf("Result is %d",sub);</text:p>
      <text:p text:style-name="Standard"><text:s text:c="4"/>break;</text:p>
      <text:p text:style-name="Standard"><text:s text:c="4"/></text:p>
      <text:p text:style-name="Standard"><text:s text:c="4"/>case 3:</text:p>
      <text:p text:style-name="Standard">printf("Result is %d",mul);</text:p>
      <text:p text:style-name="Standard">break;</text:p>
      <text:p text:style-name="Standard"/>
      <text:p text:style-name="Standard">default:</text:p>
      <text:p text:style-name="Standard">printf("error");</text:p>
      <text:p text:style-name="Standard">}</text:p>
      <text:p text:style-name="Standard"/>
      <text:p text:style-name="Standard"><text:s/>return 0;</text:p>
      <text:p text:style-name="Standard">}</text:p>
      <text:p text:style-name="Standard"/>
      <text:p text:style-name="P3">OUTPUT</text:p>
      <text:p text:style-name="Standard"/>
      <text:p text:style-name="P1">enter two number<text:span text:style-name="T1">s</text:span>6 10</text:p>
      <text:p text:style-name="Standard">Select any of the numbers fo<text:span text:style-name="T1">r</text:span>he required operation.1.ADDITION 2.SUBTRACTION 3.MULTIPLICATION 3</text:p>
      <text:p text:style-name="Standard">Result is 60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20:32:28.751091997</meta:creation-date>
    <dc:date>2020-04-10T20:38:13.230789391</dc:date>
    <meta:editing-duration>PT5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8" meta:word-count="94" meta:character-count="794" meta:non-whitespace-character-count="630"/>
  </office:meta>
</office:document-meta>
</file>